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erif" fo:font-size="20pt" style:font-size-asian="17.5pt" style:font-size-complex="20pt"/>
    </style:style>
    <style:style style:name="P2" style:family="paragraph" style:parent-style-name="Standard">
      <style:text-properties style:font-name="FreeMono" fo:font-size="20pt" style:font-size-asian="17.5pt" style:font-size-complex="20pt"/>
    </style:style>
    <style:style style:name="P3" style:family="paragraph" style:parent-style-name="Standard">
      <style:text-properties style:font-name="FreeMono" fo:font-size="18pt" style:font-size-asian="18pt" style:font-size-complex="18pt"/>
    </style:style>
    <style:style style:name="P4" style:family="paragraph" style:parent-style-name="Standard" style:list-style-name="L1">
      <style:text-properties style:font-name="FreeMono" fo:font-size="18pt" style:font-size-asian="18pt" style:font-size-complex="18pt"/>
    </style:style>
    <style:style style:name="P5" style:family="paragraph" style:parent-style-name="Standard" style:list-style-name="L2">
      <style:text-properties style:font-name="FreeMono" fo:font-size="18pt" style:font-size-asian="18pt" style:font-size-complex="18pt"/>
    </style:style>
    <style:style style:name="P6" style:family="paragraph" style:parent-style-name="Standard" style:list-style-name="L3">
      <style:text-properties style:font-name="FreeMono" fo:font-size="18pt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DejaVu Serif" fo:font-size="40pt" style:font-size-asian="40pt" style:font-size-complex="40pt"/>
    </style:style>
    <style:style style:name="T1" style:family="text">
      <style:text-properties style:font-name="FreeMono" fo:font-size="18pt" style:font-size-asian="18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3">Carlos Ballesteros <text:s text:c="5"/>Alberto Mata <text:s text:c="5"/>Alejandro Sanchez</text:span></text:p>
      <text:p text:style-name="P7">Darkness' Caress:</text:p>
      <text:p text:style-name="P1"><text:tab/>The world-wide well-known on-line game.</text:p>
      <text:p text:style-name="P2"/>
      <text:p text:style-name="P2"/>
      <text:p text:style-name="Standard"><text:span text:style-name="T1">Rpg-themed turn-based on-line multiplayin'-game featuring:</text:span></text:p>
      <text:list xml:id="list6497513887781639362" text:style-name="L1">
        <text:list-item>
          <text:p text:style-name="P4">Live saving any progress done, so even if you disconnect suddenly, progress will be stored.</text:p>
        </text:list-item>
        <text:list-item>
          <text:p text:style-name="P4">Unlock characters, armor, weapons, skins and so on.</text:p>
        </text:list-item>
        <text:list-item>
          <text:p text:style-name="P4">World-wide ranking, so you know how bad you actually are.</text:p>
        </text:list-item>
        <text:list-item>
          <text:p text:style-name="P4">Tutorial for the damn noobs. Everyone hate noobs.</text:p>
        </text:list-item>
        <text:list-item>
          <text:p text:style-name="P4">Create your very own account, so you can add friends, stat-tracking, etc.</text:p>
        </text:list-item>
        <text:list-item>
          <text:p text:style-name="P4">You can chat with people on the same instance of map, or if you add them to your group, even out of it.</text:p>
        </text:list-item>
      </text:list>
      <text:p text:style-name="P3"/>
      <text:p text:style-name="P3">The web will be able to:</text:p>
      <text:list xml:id="list6406619422070103416" text:style-name="L2">
        <text:list-item>
          <text:p text:style-name="P5">Check everyones profile: including level, equipment, number of matches, etc.</text:p>
        </text:list-item>
        <text:list-item>
          <text:p text:style-name="P5">Create &amp; manage accounts.</text:p>
        </text:list-item>
        <text:list-item>
          <text:p text:style-name="P5">Chat with in-game players.</text:p>
        </text:list-item>
      </text:list>
      <text:p text:style-name="P3"/>
      <text:p text:style-name="P3">Server side:</text:p>
      <text:list xml:id="list2027703375900965000" text:style-name="L3">
        <text:list-item>
          <text:p text:style-name="P6">Database storage for every important data.</text:p>
        </text:list-item>
        <text:list-item>
          <text:p text:style-name="P6"><text:soft-page-break/>Matchmaking with players, or IA.</text:p>
        </text:list-item>
        <text:list-item>
          <text:p text:style-name="P6">And more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07T13:28:33.278513305</meta:creation-date>
    <dc:date>2015-10-09T09:02:17.42</dc:date>
    <meta:editing-duration>PT13M33S</meta:editing-duration>
    <meta:editing-cycles>5</meta:editing-cycles>
    <meta:generator>OpenOffice/4.1.1$Win32 OpenOffice.org_project/411m6$Build-9775</meta:generator>
    <dc:creator>Carlos Ballesteros Duran</dc:creator>
    <meta:document-statistic meta:table-count="0" meta:image-count="0" meta:object-count="0" meta:page-count="2" meta:paragraph-count="18" meta:word-count="145" meta:character-count="860"/>
  </office:meta>
</office:document-meta>
</file>